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fo:font-size="10pt" style:font-size-asian="10pt"/>
    </style:style>
    <style:style style:name="P2" style:family="paragraph" style:parent-style-name="Heading_20_2">
      <style:paragraph-properties fo:text-align="center" style:justify-single-word="false"/>
      <style:text-properties fo:font-size="10pt" style:font-size-asian="10pt"/>
    </style:style>
    <style:style style:name="P3" style:family="paragraph" style:parent-style-name="Heading_20_3">
      <style:text-properties style:font-name="Verdana" fo:font-size="10pt" style:font-size-asian="10pt" style:font-name-complex="Verdana"/>
    </style:style>
    <style:style style:name="P4" style:family="paragraph" style:parent-style-name="Standard">
      <style:text-properties style:font-name="Verdana" fo:font-size="10pt" style:font-size-asian="10pt" style:font-name-complex="Verdana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name-complex="Verdana"/>
    </style:style>
    <style:style style:name="P6" style:family="paragraph" style:parent-style-name="Standard">
      <style:paragraph-properties>
        <style:tab-stops>
          <style:tab-stop style:position="11.959cm"/>
        </style:tab-stops>
      </style:paragraph-properties>
      <style:text-properties style:font-name="Verdana" fo:font-size="10pt" style:font-size-asian="10pt" style:font-name-complex="Verdana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name-complex="Verdana" style:font-style-complex="normal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name-complex="Verdana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>
        <style:tab-stops>
          <style:tab-stop style:position="11.959cm"/>
        </style:tab-stops>
      </style:paragraph-properties>
      <style:text-properties style:font-name="Arial1" fo:font-size="10pt" style:font-name-asian="Arial1" style:font-size-asian="10pt" style:font-name-complex="Arial1" style:font-size-complex="10pt"/>
    </style:style>
    <style:style style:name="P11" style:family="paragraph" style:parent-style-name="Standard">
      <style:paragraph-properties>
        <style:tab-stops>
          <style:tab-stop style:position="11.959cm"/>
        </style:tab-stops>
      </style:paragraph-properties>
    </style:style>
    <style:style style:name="P12" style:family="paragraph" style:parent-style-name="Standard">
      <style:paragraph-properties fo:margin-top="0cm" fo:margin-bottom="0.212cm" loext:contextual-spacing="false" fo:text-align="justify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top="0cm" fo:margin-bottom="0.212cm" loext:contextual-spacing="false" fo:text-align="justify" style:justify-single-word="false" style:text-autospace="none"/>
      <style:text-properties style:font-name="Arial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.106cm" loext:contextual-spacing="false" style:line-height-at-least="0.388cm" fo:text-align="justify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5" style:family="paragraph" style:parent-style-name="Standard">
      <style:paragraph-properties fo:margin-top="0cm" fo:margin-bottom="0.106cm" loext:contextual-spacing="false" style:line-height-at-least="0.388cm" fo:text-align="justify" style:justify-single-word="false" style:text-autospace="none"/>
      <style:text-properties style:font-name="Verdana" fo:font-size="10pt" fo:font-style="normal" style:font-size-asian="10pt" style:font-style-asian="normal" style:font-name-complex="Verdana" style:font-style-complex="normal"/>
    </style:style>
    <style:style style:name="P16" style:family="paragraph" style:parent-style-name="Standard">
      <style:paragraph-properties fo:margin-top="0cm" fo:margin-bottom="0.388cm" loext:contextual-spacing="false" style:line-height-at-least="0.388cm" fo:text-align="justify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7" style:family="paragraph" style:parent-style-name="Text_20_body">
      <style:paragraph-properties fo:text-align="justify" style:justify-single-word="false"/>
      <style:text-properties style:font-name="Verdana" fo:font-size="10pt" fo:font-style="normal" fo:font-weight="bold" style:font-size-asian="10pt" style:font-style-asian="normal" style:font-weight-asian="bold" style:font-name-complex="Verdan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Verdana" fo:font-size="10pt" fo:font-style="normal" fo:font-weight="bold" style:font-size-asian="10pt" style:font-style-asian="normal" style:font-weight-asian="bold" style:font-name-complex="Verdana" style:font-style-complex="normal"/>
    </style:style>
    <style:style style:name="P19" style:family="paragraph" style:parent-style-name="Text_20_body">
      <style:paragraph-properties fo:text-align="justify" style:justify-single-word="false"/>
      <style:text-properties style:font-name="Verdana" fo:font-size="10pt" fo:font-style="normal" style:font-size-asian="10pt" style:font-style-asian="normal" style:font-name-complex="Verdana" style:font-style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Verdana" fo:font-size="10pt" style:font-size-asian="10pt" style:font-name-complex="Verdana"/>
    </style:style>
    <style:style style:name="T2" style:family="text">
      <style:text-properties style:font-name="Verdana" fo:font-size="10pt" fo:font-style="normal" fo:font-weight="bold" style:font-size-asian="10pt" style:font-style-asian="normal" style:font-weight-asian="bold" style:font-name-complex="Verdana" style:font-style-complex="normal" style:font-weight-complex="bold"/>
    </style:style>
    <style:style style:name="T3" style:family="text">
      <style:text-properties style:font-name="Verdana" fo:font-size="10pt" fo:font-style="normal" style:font-size-asian="10pt" style:font-style-asian="normal" style:font-name-complex="Verdana" style:font-style-complex="normal"/>
    </style:style>
    <style:style style:name="T4" style:family="text">
      <style:text-properties style:font-name="Verdana" fo:font-size="10pt" fo:font-weight="bold" style:font-size-asian="10pt" style:font-weight-asian="bold" style:font-name-complex="Verdana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Arial1" style:font-size-complex="10pt"/>
    </style:style>
    <style:style style:name="T8" style:family="text">
      <style:text-properties style:font-name="Arial1" fo:font-size="10pt" style:font-name-asian="Arial1" style:font-size-asian="10pt" style:font-name-complex="Arial1" style:font-size-complex="10pt"/>
    </style:style>
    <style:style style:name="T9" style:family="text">
      <style:text-properties style:font-name="Arial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font-name="Arial1" fo:font-size="10pt" style:font-name-asian="Arial1" style:font-size-asian="10pt" style:font-name-complex="Arial1" style:font-size-complex="10pt"/>
    </style:style>
    <style:style style:name="T11" style:family="text">
      <style:text-properties style:font-name="Arial1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T12" style:family="text">
      <style:text-properties officeooo:rsid="000c9d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2">Christiano de Albuquerque dos Santos</text:h>
      <text:p text:style-name="P5">Rua Salvatina Feliciana dos Santos, 263 apto 202 BL A - Itacorubi</text:p>
      <text:p text:style-name="P5">Florianópolis - SC</text:p>
      <text:p text:style-name="P9"><text:span text:style-name="T1">Telefones para contato: (48)99835-0104</text:span></text:p>
      <text:p text:style-name="P9"><text:span text:style-name="T1">Estado civil – idade: Casado – 38 anos</text:span></text:p>
      <text:p text:style-name="P5">christianobiker@gmail.com</text:p>
      <text:p text:style-name="P5"/>
      <text:p text:style-name="P4"/>
      <text:h text:style-name="Heading_20_3" text:outline-level="3">FORMAÇAO ACADÊMICA</text:h>
      <text:p text:style-name="P4"/>
      <text:p text:style-name="P4">2014 - Pós Graduação em Governança em TI - Uniasselvi (incompleto)</text:p>
      <text:p text:style-name="P4"/>
      <text:p text:style-name="P4">2007 - Graduação em Redes de Computadores – Estácio de Sá (incompleto)</text:p>
      <text:p text:style-name="P4"/>
      <text:p text:style-name="P4">2002 – Graduação em Turismo e Hotelaria – Univali (Completo)</text:p>
      <text:h text:style-name="Heading_20_3" text:outline-level="3"/>
      <text:h text:style-name="Heading_20_3" text:outline-level="3"/>
      <text:h text:style-name="Heading_20_3" text:outline-level="3">HISTÓRICO PROFISSIONAL</text:h>
      <text:p text:style-name="P4"/>
      <text:p text:style-name="P17">C<text:span text:style-name="T12">resol Confederação</text:span></text:p>
      <text:p text:style-name="P17">Data de admissão: 07/2015 - Atual</text:p>
      <text:p text:style-name="P17">Cargo: Tester de Software Jr.</text:p>
      <text:p text:style-name="P17">Funções Exercidas: </text:p>
      <text:p text:style-name="P12">Testes e homologação de software da empresa utilizando técnicas de teste.</text:p>
      <text:p text:style-name="P12">Projetar e executar casos de testes com base em casos de uso.</text:p>
      <text:p text:style-name="P12">Comprometimento com resultados, montagem de ambientes e preparação de massa de dados para testes.</text:p>
      <text:p text:style-name="P13">Pesquisa em banco de dados utilizando linguagem SQL.</text:p>
      <text:p text:style-name="P17"/>
      <text:p text:style-name="P17">Softplan</text:p>
      <text:p text:style-name="P17">Data de admissão: 11/2013 – 05/2015</text:p>
      <text:p text:style-name="P17">Cargo: Analista de Testes</text:p>
      <text:p text:style-name="P17">Funções Exercidas: </text:p>
      <text:p text:style-name="P12">Testes e homologação de software da empresa utilizando técnicas de teste.</text:p>
      <text:p text:style-name="P12">Projetar e executar casos de testes</text:p>
      <text:p text:style-name="P12">Comprometimento com resultados utilizando metodologia Ágil e ScrumXP.</text:p>
      <text:p text:style-name="P12">Montagem de ambientes e preparação de massa de dados para testes.</text:p>
      <text:p text:style-name="P12">Experiência com ERP IBM/Rational (RTC, RQM)</text:p>
      <text:p text:style-name="P12"/>
      <text:p text:style-name="P17">Virtos Informática Ldta</text:p>
      <text:p text:style-name="P17">Data de admissão: 11/2007 – 11/2013</text:p>
      <text:p text:style-name="P17">Cargo: Analista de Suporte</text:p>
      <text:p text:style-name="P17">Funções Exercidas: </text:p>
      <text:p text:style-name="P12">Atendimento a clientes e pré-clientes, Suporte Técnico, Testes de softwares,</text:p>
      <text:p text:style-name="P12">Treinamento de equipe, etc</text:p>
      <text:p text:style-name="P12"/>
      <text:p text:style-name="P17">Schnneider Sistemas da Informação</text:p>
      <text:p text:style-name="P17">Data de admissão: 04/2007 – 11/2007</text:p>
      <text:p text:style-name="P17">Cargo: Analista de Suporte</text:p>
      <text:p text:style-name="P17">Funções Exercidas: </text:p>
      <text:p text:style-name="P12"><text:soft-page-break/>Atendimento a clientes, Suporte Técnico ao usuário em sistemas de automação comercial e em geral.</text:p>
      <text:p text:style-name="P12"/>
      <text:p text:style-name="P17">Virtos Informática Ltda</text:p>
      <text:p text:style-name="P17">Data de admissão: 01/2006 – 11/2006</text:p>
      <text:p text:style-name="P17">Cargo: Assistente de apoio ao Usuário</text:p>
      <text:p text:style-name="P17">Funções Exercidas: </text:p>
      <text:p text:style-name="P12">Atendimento a clientes, Suporte Técnico ao usuário e venda do software da empresa.</text:p>
      <text:p text:style-name="P12"/>
      <text:p text:style-name="P17">PSA Informática</text:p>
      <text:p text:style-name="P17">Data de admissão: 11/2004 – 08/2005</text:p>
      <text:p text:style-name="P17">Cargo: Assistência Técnica</text:p>
      <text:p text:style-name="P17">Funções Exercidas: </text:p>
      <text:p text:style-name="P14">Atendimento a clientes, Suporte Técnico, Assistência aos técnicos.</text:p>
      <text:p text:style-name="P15"/>
      <text:p text:style-name="P7"/>
      <text:h text:style-name="Heading_20_3" text:outline-level="3">CURSOS EXTRA-CURRICULARES</text:h>
      <text:p text:style-name="P4"/>
      <text:p text:style-name="P6"/>
      <text:p text:style-name="P16">Curso de Montagem e Manutenção de Computadores – SENAC 2003</text:p>
      <text:p text:style-name="P11"><text:span text:style-name="T8">Curso de Montagem e Configuração de Redes de Computadores - SENAC</text:span><text:span text:style-name="T1"><text:tab/>2007</text:span></text:p>
      <text:p text:style-name="P6"/>
      <text:p text:style-name="P10">Curso Técnicas de projetos de casos de testes – QUALISTER 2014</text:p>
      <text:h text:style-name="Heading_20_3" text:outline-level="3"/>
      <text:h text:style-name="Heading_20_3" text:outline-level="3">IDIOMA</text:h>
      <text:p text:style-name="P8"/>
      <text:p text:style-name="P4">Inglês - intermdiário</text:p>
      <text:p text:style-name="P4"/>
      <text:p text:style-name="P4">Espanhol - Básico</text:p>
      <text:p text:style-name="P4"/>
      <text:p text:style-name="P19"/>
      <text:p text:style-name="P18">OUTRAS INFORMAÇÕES</text:p>
      <text:p text:style-name="P19"/>
      <text:p text:style-name="P19">Carteira de motorista para carro e moto.</text:p>
      <text:p text:style-name="P19"/>
      <text:p text:style-name="P16">Conhecimentos em informática geral: Word, Excel, Internet, Outlook Express, entre outros...</text:p>
      <text:p text:style-name="P16">Conhecimento em bancos de dados SQL, Oracle, Firebird, MySQL.</text:p>
      <text:p text:style-name="P16">Conhecimento em Virtualizadores Hyper-V e VMWare.</text:p>
      <text:p text:style-name="P16">Conhecimento em metodologia AGIL e Scrum.</text:p>
      <text:p text:style-name="P20">Conhecimento em ERP IBM (RTC, RQM).</text:p>
      <text:p text:style-name="P20"/>
      <text:p text:style-name="P21">Conhecimento em Redmine.</text:p>
      <text:p text:style-name="P20"/>
      <text:p text:style-name="P21">Conhecimento em Bugtracker</text:p>
      <text:p text:style-name="P21">Conhecimento em Mantis.</text:p>
      <text:p text:style-name="P20"/>
      <text:p text:style-name="P21">Conhecimento em TestLink.</text:p>
      <text:p text:style-name="P19"/>
      <text:p text:style-name="P19"/>
      <text:p text:style-name="P7"/>
      <text:h text:style-name="P3" text:outline-level="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NOME</dc:title>
    <meta:initial-creator>PETROBRAS TRANSPORTE S.A - TRANSPETRO</meta:initial-creator>
    <meta:creation-date>2015-02-20T08:58:00</meta:creation-date>
    <dc:date>2020-12-04T12:33:53.882000000</dc:date>
    <meta:editing-cycles>12</meta:editing-cycles>
    <meta:editing-duration>PT42M38S</meta:editing-duration>
    <meta:document-statistic meta:table-count="0" meta:image-count="0" meta:object-count="0" meta:page-count="2" meta:paragraph-count="67" meta:word-count="385" meta:character-count="2676" meta:non-whitespace-character-count="2340"/>
    <meta:generator>LibreOffice/6.3.2.2$Windows_X86_64 LibreOffice_project/98b30e735bda24bc04ab42594c85f7fd8be07b9c</meta:generator>
  </office:meta>
</office:document-meta>
</file>